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7.53mm" svg:y="90.25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39 <text:s text:c="3"/>sampled: 1867.026 <text:s text:c="2"/>given: 3800 <text:s text:c="2"/>gain: 2.03532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39 <text:s text:c="3"/>sampled: 1867.026 <text:s text:c="2"/>given: 3800 <text:s text:c="2"/>gain: 2.03532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66 <text:s text:c="3"/>sampled: 1769.037 <text:s text:c="2"/>given: 3600 <text:s text:c="2"/>gain: 2.035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66 <text:s text:c="3"/>sampled: 1769.037 <text:s text:c="2"/>given: 3600 <text:s text:c="2"/>gain: 2.035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88 <text:s text:c="3"/>sampled: 1670.544 <text:s text:c="2"/>given: 3400 <text:s text:c="2"/>gain: 2.0352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88 <text:s text:c="3"/>sampled: 1670.544 <text:s text:c="2"/>given: 3400 <text:s text:c="2"/>gain: 2.0352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12 <text:s text:c="3"/>sampled: 1572.253 <text:s text:c="2"/>given: 3200 <text:s text:c="2"/>gain: 2.03529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12 <text:s text:c="3"/>sampled: 1572.253 <text:s text:c="2"/>given: 3200 <text:s text:c="2"/>gain: 2.03529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36 <text:s text:c="3"/>sampled: 1473.962 <text:s text:c="2"/>given: 3000 <text:s text:c="2"/>gain: 2.0353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36 <text:s text:c="3"/>sampled: 1473.962 <text:s text:c="2"/>given: 3000 <text:s text:c="2"/>gain: 2.0353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61 <text:s text:c="3"/>sampled: 1375.772 <text:s text:c="2"/>given: 2800 <text:s text:c="2"/>gain: 2.0352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61 <text:s text:c="3"/>sampled: 1375.772 <text:s text:c="2"/>given: 2800 <text:s text:c="2"/>gain: 2.0352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84 <text:s text:c="3"/>sampled: 1277.38 <text:s text:c="2"/>given: 2600 <text:s text:c="2"/>gain: 2.03541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85 <text:s text:c="3"/>sampled: 1277.481 <text:s text:c="2"/>given: 2600 <text:s text:c="2"/>gain: 2.03525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09 <text:s text:c="3"/>sampled: 1179.19 <text:s text:c="2"/>given: 2400 <text:s text:c="2"/>gain: 2.03529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10 <text:s text:c="3"/>sampled: 1179.291 <text:s text:c="2"/>given: 2400 <text:s text:c="2"/>gain: 2.0351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34 <text:s text:c="3"/>sampled: 1081 <text:s text:c="2"/>given: 2200 <text:s text:c="2"/>gain: 2.03515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34 <text:s text:c="3"/>sampled: 1081 <text:s text:c="2"/>given: 2200 <text:s text:c="2"/>gain: 2.03515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5323" calcext:value-type="float">
            <text:p>2.03532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323" calcext:value-type="float">
            <text:p>2.03532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006" calcext:value-type="float">
            <text:p>2.03500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006" calcext:value-type="float">
            <text:p>2.03500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65" calcext:value-type="float">
            <text:p>2.03526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65" calcext:value-type="float">
            <text:p>2.03526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95" calcext:value-type="float">
            <text:p>2.03529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95" calcext:value-type="float">
            <text:p>2.03529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33" calcext:value-type="float">
            <text:p>2.0353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33" calcext:value-type="float">
            <text:p>2.0353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21" calcext:value-type="float">
            <text:p>2.03522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21" calcext:value-type="float">
            <text:p>2.03522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416" calcext:value-type="float">
            <text:p>2.03541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55" calcext:value-type="float">
            <text:p>2.03525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95" calcext:value-type="float">
            <text:p>2.03529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121" calcext:value-type="float">
            <text:p>2.03512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153" calcext:value-type="float">
            <text:p>2.03515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153" calcext:value-type="float">
            <text:p>2.03515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52" calcext:value-type="float">
            <text:p>2.0352</text:p>
          </table:table-cell>
          <table:table-cell table:number-columns-repeated="5"/>
        </table:table-row>
        <table:table-row table:style-name="ro1" table:number-rows-repeated="1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54.05" calcext:value-type="float">
            <text:p>2354.05</text:p>
          </table:table-cell>
          <table:table-cell table:formula="of:=AVERAGE([.A54:.A94])" office:value-type="float" office:value="2354.56056097561" calcext:value-type="float">
            <text:p>2354.56056097561</text:p>
          </table:table-cell>
          <table:table-cell table:formula="of:=AVERAGE([.F54:.F57])" office:value-type="float" office:value="49.967" calcext:value-type="float">
            <text:p>49.967</text:p>
          </table:table-cell>
          <table:table-cell table:formula="of:=[.C54]*2" office:value-type="float" office:value="99.934" calcext:value-type="float">
            <text:p>99.934</text:p>
          </table:table-cell>
          <table:table-cell table:formula="of:=[.D54]/[.B54]" office:value-type="float" office:value="0.0424427392764077" calcext:value-type="float">
            <text:p>0.042442739276408</text:p>
          </table:table-cell>
          <table:table-cell office:value-type="float" office:value="49.969" calcext:value-type="float">
            <text:p>49.969</text:p>
          </table:table-cell>
        </table:table-row>
        <table:table-row table:style-name="ro1">
          <table:table-cell office:value-type="float" office:value="2352.841" calcext:value-type="float">
            <text:p>2352.841</text:p>
          </table:table-cell>
          <table:table-cell table:number-columns-repeated="4"/>
          <table:table-cell office:value-type="float" office:value="49.968" calcext:value-type="float">
            <text:p>49.968</text:p>
          </table:table-cell>
        </table:table-row>
        <table:table-row table:style-name="ro1">
          <table:table-cell office:value-type="float" office:value="2355.661" calcext:value-type="float">
            <text:p>2355.661</text:p>
          </table:table-cell>
          <table:table-cell table:number-columns-repeated="4"/>
          <table:table-cell office:value-type="float" office:value="49.966" calcext:value-type="float">
            <text:p>49.966</text:p>
          </table:table-cell>
        </table:table-row>
        <table:table-row table:style-name="ro1">
          <table:table-cell office:value-type="float" office:value="2354.755" calcext:value-type="float">
            <text:p>2354.755</text:p>
          </table:table-cell>
          <table:table-cell table:number-columns-repeated="4"/>
          <table:table-cell office:value-type="float" office:value="49.965" calcext:value-type="float">
            <text:p>49.965</text:p>
          </table:table-cell>
        </table:table-row>
        <table:table-row table:style-name="ro1">
          <table:table-cell office:value-type="float" office:value="2354.755" calcext:value-type="float">
            <text:p>2354.755</text:p>
          </table:table-cell>
          <table:table-cell table:number-columns-repeated="5"/>
        </table:table-row>
        <table:table-row table:style-name="ro1">
          <table:table-cell office:value-type="float" office:value="2354.453" calcext:value-type="float">
            <text:p>2354.453</text:p>
          </table:table-cell>
          <table:table-cell table:number-columns-repeated="5"/>
        </table:table-row>
        <table:table-row table:style-name="ro1">
          <table:table-cell office:value-type="float" office:value="2356.064" calcext:value-type="float">
            <text:p>2356.064</text:p>
          </table:table-cell>
          <table:table-cell table:number-columns-repeated="5"/>
        </table:table-row>
        <table:table-row table:style-name="ro1">
          <table:table-cell office:value-type="float" office:value="2354.251" calcext:value-type="float">
            <text:p>2354.251</text:p>
          </table:table-cell>
          <table:table-cell table:number-columns-repeated="5"/>
        </table:table-row>
        <table:table-row table:style-name="ro1">
          <table:table-cell office:value-type="float" office:value="2356.567" calcext:value-type="float">
            <text:p>2356.567</text:p>
          </table:table-cell>
          <table:table-cell table:number-columns-repeated="5"/>
        </table:table-row>
        <table:table-row table:style-name="ro1">
          <table:table-cell office:value-type="float" office:value="2354.352" calcext:value-type="float">
            <text:p>2354.352</text:p>
          </table:table-cell>
          <table:table-cell table:number-columns-repeated="5"/>
        </table:table-row>
        <table:table-row table:style-name="ro1">
          <table:table-cell office:value-type="float" office:value="2353.042" calcext:value-type="float">
            <text:p>2353.042</text:p>
          </table:table-cell>
          <table:table-cell table:number-columns-repeated="5"/>
        </table:table-row>
        <table:table-row table:style-name="ro1">
          <table:table-cell office:value-type="float" office:value="2354.352" calcext:value-type="float">
            <text:p>2354.352</text:p>
          </table:table-cell>
          <table:table-cell table:number-columns-repeated="5"/>
        </table:table-row>
        <table:table-row table:style-name="ro1">
          <table:table-cell office:value-type="float" office:value="2353.345" calcext:value-type="float">
            <text:p>2353.345</text:p>
          </table:table-cell>
          <table:table-cell table:number-columns-repeated="5"/>
        </table:table-row>
        <table:table-row table:style-name="ro1">
          <table:table-cell office:value-type="float" office:value="2354.956" calcext:value-type="float">
            <text:p>2354.956</text:p>
          </table:table-cell>
          <table:table-cell table:number-columns-repeated="5"/>
        </table:table-row>
        <table:table-row table:style-name="ro1">
          <table:table-cell office:value-type="float" office:value="2353.848" calcext:value-type="float">
            <text:p>2353.848</text:p>
          </table:table-cell>
          <table:table-cell table:number-columns-repeated="5"/>
        </table:table-row>
        <table:table-row table:style-name="ro1">
          <table:table-cell office:value-type="float" office:value="2353.042" calcext:value-type="float">
            <text:p>2353.042</text:p>
          </table:table-cell>
          <table:table-cell table:number-columns-repeated="5"/>
        </table:table-row>
        <table:table-row table:style-name="ro1">
          <table:table-cell office:value-type="float" office:value="2356.165" calcext:value-type="float">
            <text:p>2356.165</text:p>
          </table:table-cell>
          <table:table-cell table:number-columns-repeated="5"/>
        </table:table-row>
        <table:table-row table:style-name="ro1">
          <table:table-cell office:value-type="float" office:value="2354.352" calcext:value-type="float">
            <text:p>2354.352</text:p>
          </table:table-cell>
          <table:table-cell table:number-columns-repeated="5"/>
        </table:table-row>
        <table:table-row table:style-name="ro1">
          <table:table-cell office:value-type="float" office:value="2355.157" calcext:value-type="float">
            <text:p>2355.157</text:p>
          </table:table-cell>
          <table:table-cell table:number-columns-repeated="5"/>
        </table:table-row>
        <table:table-row table:style-name="ro1">
          <table:table-cell office:value-type="float" office:value="2353.949" calcext:value-type="float">
            <text:p>2353.949</text:p>
          </table:table-cell>
          <table:table-cell table:number-columns-repeated="5"/>
        </table:table-row>
        <table:table-row table:style-name="ro1">
          <table:table-cell office:value-type="float" office:value="2353.345" calcext:value-type="float">
            <text:p>2353.345</text:p>
          </table:table-cell>
          <table:table-cell table:number-columns-repeated="5"/>
        </table:table-row>
        <table:table-row table:style-name="ro1">
          <table:table-cell office:value-type="float" office:value="2354.553" calcext:value-type="float">
            <text:p>2354.553</text:p>
          </table:table-cell>
          <table:table-cell table:number-columns-repeated="5"/>
        </table:table-row>
        <table:table-row table:style-name="ro1">
          <table:table-cell office:value-type="float" office:value="2355.661" calcext:value-type="float">
            <text:p>2355.661</text:p>
          </table:table-cell>
          <table:table-cell table:number-columns-repeated="5"/>
        </table:table-row>
        <table:table-row table:style-name="ro1">
          <table:table-cell office:value-type="float" office:value="2354.755" calcext:value-type="float">
            <text:p>2354.755</text:p>
          </table:table-cell>
          <table:table-cell table:number-columns-repeated="5"/>
        </table:table-row>
        <table:table-row table:style-name="ro1">
          <table:table-cell office:value-type="float" office:value="2354.15" calcext:value-type="float">
            <text:p>2354.15</text:p>
          </table:table-cell>
          <table:table-cell table:number-columns-repeated="5"/>
        </table:table-row>
        <table:table-row table:style-name="ro1">
          <table:table-cell office:value-type="float" office:value="2356.668" calcext:value-type="float">
            <text:p>2356.668</text:p>
          </table:table-cell>
          <table:table-cell table:number-columns-repeated="5"/>
        </table:table-row>
        <table:table-row table:style-name="ro1">
          <table:table-cell office:value-type="float" office:value="2354.251" calcext:value-type="float">
            <text:p>2354.251</text:p>
          </table:table-cell>
          <table:table-cell table:number-columns-repeated="5"/>
        </table:table-row>
        <table:table-row table:style-name="ro1">
          <table:table-cell office:value-type="float" office:value="2354.15" calcext:value-type="float">
            <text:p>2354.15</text:p>
          </table:table-cell>
          <table:table-cell table:number-columns-repeated="5"/>
        </table:table-row>
        <table:table-row table:style-name="ro1">
          <table:table-cell office:value-type="float" office:value="2355.56" calcext:value-type="float">
            <text:p>2355.56</text:p>
          </table:table-cell>
          <table:table-cell table:number-columns-repeated="5"/>
        </table:table-row>
        <table:table-row table:style-name="ro1">
          <table:table-cell office:value-type="float" office:value="2354.05" calcext:value-type="float">
            <text:p>2354.05</text:p>
          </table:table-cell>
          <table:table-cell table:number-columns-repeated="5"/>
        </table:table-row>
        <table:table-row table:style-name="ro1">
          <table:table-cell office:value-type="float" office:value="2353.949" calcext:value-type="float">
            <text:p>2353.949</text:p>
          </table:table-cell>
          <table:table-cell table:number-columns-repeated="5"/>
        </table:table-row>
        <table:table-row table:style-name="ro1">
          <table:table-cell office:value-type="float" office:value="2355.661" calcext:value-type="float">
            <text:p>2355.661</text:p>
          </table:table-cell>
          <table:table-cell table:number-columns-repeated="5"/>
        </table:table-row>
        <table:table-row table:style-name="ro1">
          <table:table-cell office:value-type="float" office:value="2355.057" calcext:value-type="float">
            <text:p>2355.057</text:p>
          </table:table-cell>
          <table:table-cell table:number-columns-repeated="5"/>
        </table:table-row>
        <table:table-row table:style-name="ro1">
          <table:table-cell office:value-type="float" office:value="2355.157" calcext:value-type="float">
            <text:p>2355.157</text:p>
          </table:table-cell>
          <table:table-cell table:number-columns-repeated="5"/>
        </table:table-row>
        <table:table-row table:style-name="ro1">
          <table:table-cell office:value-type="float" office:value="2353.949" calcext:value-type="float">
            <text:p>2353.949</text:p>
          </table:table-cell>
          <table:table-cell table:number-columns-repeated="5"/>
        </table:table-row>
        <table:table-row table:style-name="ro1">
          <table:table-cell office:value-type="float" office:value="2355.157" calcext:value-type="float">
            <text:p>2355.157</text:p>
          </table:table-cell>
          <table:table-cell table:number-columns-repeated="5"/>
        </table:table-row>
        <table:table-row table:style-name="ro1">
          <table:table-cell office:value-type="float" office:value="2353.143" calcext:value-type="float">
            <text:p>2353.143</text:p>
          </table:table-cell>
          <table:table-cell table:number-columns-repeated="5"/>
        </table:table-row>
        <table:table-row table:style-name="ro1">
          <table:table-cell office:value-type="float" office:value="2354.15" calcext:value-type="float">
            <text:p>2354.15</text:p>
          </table:table-cell>
          <table:table-cell table:number-columns-repeated="5"/>
        </table:table-row>
        <table:table-row table:style-name="ro1">
          <table:table-cell office:value-type="float" office:value="2354.05" calcext:value-type="float">
            <text:p>2354.05</text:p>
          </table:table-cell>
          <table:table-cell table:number-columns-repeated="5"/>
        </table:table-row>
        <table:table-row table:style-name="ro1">
          <table:table-cell office:value-type="float" office:value="2354.453" calcext:value-type="float">
            <text:p>2354.453</text:p>
          </table:table-cell>
          <table:table-cell table:number-columns-repeated="5"/>
        </table:table-row>
        <table:table-row table:style-name="ro1">
          <table:table-cell office:value-type="float" office:value="2355.157" calcext:value-type="float">
            <text:p>2355.157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268.347" calcext:value-type="float">
            <text:p>2268.347</text:p>
          </table:table-cell>
          <table:table-cell table:formula="of:=AVERAGE([.A99:.A144])" office:value-type="float" office:value="2268.00995652174" calcext:value-type="float">
            <text:p>2268.00995652174</text:p>
          </table:table-cell>
          <table:table-cell table:formula="of:=AVERAGE([.F99:.F104])" office:value-type="float" office:value="4.89933333333333" calcext:value-type="float">
            <text:p>4.89933333333333</text:p>
          </table:table-cell>
          <table:table-cell table:formula="of:=[.C99]*2" office:value-type="float" office:value="9.79866666666667" calcext:value-type="float">
            <text:p>9.79866666666667</text:p>
          </table:table-cell>
          <table:table-cell table:formula="of:=[.D99]/[.B99]" office:value-type="float" office:value="0.00432038079836919" calcext:value-type="float">
            <text:p>0.004320380798369</text:p>
          </table:table-cell>
          <table:table-cell office:value-type="float" office:value="4.902" calcext:value-type="float">
            <text:p>4.902</text:p>
          </table:table-cell>
        </table:table-row>
        <table:table-row table:style-name="ro1">
          <table:table-cell office:value-type="float" office:value="2265.326" calcext:value-type="float">
            <text:p>2265.326</text:p>
          </table:table-cell>
          <table:table-cell table:number-columns-repeated="4"/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265.628" calcext:value-type="float">
            <text:p>2265.628</text:p>
          </table:table-cell>
          <table:table-cell table:number-columns-repeated="4"/>
          <table:table-cell office:value-type="float" office:value="4.899" calcext:value-type="float">
            <text:p>4.899</text:p>
          </table:table-cell>
        </table:table-row>
        <table:table-row table:style-name="ro1">
          <table:table-cell office:value-type="float" office:value="2266.635" calcext:value-type="float">
            <text:p>2266.635</text:p>
          </table:table-cell>
          <table:table-cell table:number-columns-repeated="4"/>
          <table:table-cell office:value-type="float" office:value="4.898" calcext:value-type="float">
            <text:p>4.898</text:p>
          </table:table-cell>
        </table:table-row>
        <table:table-row table:style-name="ro1">
          <table:table-cell office:value-type="float" office:value="2264.923" calcext:value-type="float">
            <text:p>2264.923</text:p>
          </table:table-cell>
          <table:table-cell table:number-columns-repeated="4"/>
          <table:table-cell office:value-type="float" office:value="4.898" calcext:value-type="float">
            <text:p>4.898</text:p>
          </table:table-cell>
        </table:table-row>
        <table:table-row table:style-name="ro1">
          <table:table-cell office:value-type="float" office:value="2268.347" calcext:value-type="float">
            <text:p>2268.347</text:p>
          </table:table-cell>
          <table:table-cell table:number-columns-repeated="4"/>
          <table:table-cell office:value-type="float" office:value="4.899" calcext:value-type="float">
            <text:p>4.899</text:p>
          </table:table-cell>
        </table:table-row>
        <table:table-row table:style-name="ro1">
          <table:table-cell office:value-type="float" office:value="2266.031" calcext:value-type="float">
            <text:p>2266.031</text:p>
          </table:table-cell>
          <table:table-cell table:number-columns-repeated="5"/>
        </table:table-row>
        <table:table-row table:style-name="ro1">
          <table:table-cell office:value-type="float" office:value="2266.434" calcext:value-type="float">
            <text:p>2266.434</text:p>
          </table:table-cell>
          <table:table-cell table:number-columns-repeated="5"/>
        </table:table-row>
        <table:table-row table:style-name="ro1">
          <table:table-cell office:value-type="float" office:value="2269.253" calcext:value-type="float">
            <text:p>2269.253</text:p>
          </table:table-cell>
          <table:table-cell table:number-columns-repeated="5"/>
        </table:table-row>
        <table:table-row table:style-name="ro1">
          <table:table-cell office:value-type="float" office:value="2270.261" calcext:value-type="float">
            <text:p>2270.261</text:p>
          </table:table-cell>
          <table:table-cell table:number-columns-repeated="5"/>
        </table:table-row>
        <table:table-row table:style-name="ro1">
          <table:table-cell office:value-type="float" office:value="2268.951" calcext:value-type="float">
            <text:p>2268.951</text:p>
          </table:table-cell>
          <table:table-cell table:number-columns-repeated="5"/>
        </table:table-row>
        <table:table-row table:style-name="ro1">
          <table:table-cell office:value-type="float" office:value="2267.34" calcext:value-type="float">
            <text:p>2267.34</text:p>
          </table:table-cell>
          <table:table-cell table:number-columns-repeated="5"/>
        </table:table-row>
        <table:table-row table:style-name="ro1">
          <table:table-cell office:value-type="float" office:value="2269.354" calcext:value-type="float">
            <text:p>2269.354</text:p>
          </table:table-cell>
          <table:table-cell table:number-columns-repeated="5"/>
        </table:table-row>
        <table:table-row table:style-name="ro1">
          <table:table-cell office:value-type="float" office:value="2266.232" calcext:value-type="float">
            <text:p>2266.232</text:p>
          </table:table-cell>
          <table:table-cell table:number-columns-repeated="5"/>
        </table:table-row>
        <table:table-row table:style-name="ro1">
          <table:table-cell office:value-type="float" office:value="2270.361" calcext:value-type="float">
            <text:p>2270.361</text:p>
          </table:table-cell>
          <table:table-cell table:number-columns-repeated="5"/>
        </table:table-row>
        <table:table-row table:style-name="ro1">
          <table:table-cell office:value-type="float" office:value="2269.656" calcext:value-type="float">
            <text:p>2269.656</text:p>
          </table:table-cell>
          <table:table-cell table:number-columns-repeated="5"/>
        </table:table-row>
        <table:table-row table:style-name="ro1">
          <table:table-cell office:value-type="float" office:value="2269.052" calcext:value-type="float">
            <text:p>2269.052</text:p>
          </table:table-cell>
          <table:table-cell table:number-columns-repeated="5"/>
        </table:table-row>
        <table:table-row table:style-name="ro1">
          <table:table-cell office:value-type="float" office:value="2266.333" calcext:value-type="float">
            <text:p>2266.333</text:p>
          </table:table-cell>
          <table:table-cell table:number-columns-repeated="5"/>
        </table:table-row>
        <table:table-row table:style-name="ro1">
          <table:table-cell office:value-type="float" office:value="2271.368" calcext:value-type="float">
            <text:p>2271.368</text:p>
          </table:table-cell>
          <table:table-cell table:number-columns-repeated="5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5"/>
        </table:table-row>
        <table:table-row table:style-name="ro1">
          <table:table-cell office:value-type="float" office:value="2269.858" calcext:value-type="float">
            <text:p>2269.858</text:p>
          </table:table-cell>
          <table:table-cell table:number-columns-repeated="5"/>
        </table:table-row>
        <table:table-row table:style-name="ro1">
          <table:table-cell office:value-type="float" office:value="2268.045" calcext:value-type="float">
            <text:p>2268.045</text:p>
          </table:table-cell>
          <table:table-cell table:number-columns-repeated="5"/>
        </table:table-row>
        <table:table-row table:style-name="ro1">
          <table:table-cell office:value-type="float" office:value="2272.174" calcext:value-type="float">
            <text:p>2272.174</text:p>
          </table:table-cell>
          <table:table-cell table:number-columns-repeated="5"/>
        </table:table-row>
        <table:table-row table:style-name="ro1">
          <table:table-cell office:value-type="float" office:value="2267.642" calcext:value-type="float">
            <text:p>2267.642</text:p>
          </table:table-cell>
          <table:table-cell table:number-columns-repeated="5"/>
        </table:table-row>
        <table:table-row table:style-name="ro1">
          <table:table-cell office:value-type="float" office:value="2265.729" calcext:value-type="float">
            <text:p>2265.729</text:p>
          </table:table-cell>
          <table:table-cell table:number-columns-repeated="5"/>
        </table:table-row>
        <table:table-row table:style-name="ro1">
          <table:table-cell office:value-type="float" office:value="2270.361" calcext:value-type="float">
            <text:p>2270.361</text:p>
          </table:table-cell>
          <table:table-cell table:number-columns-repeated="5"/>
        </table:table-row>
        <table:table-row table:style-name="ro1">
          <table:table-cell office:value-type="float" office:value="2268.347" calcext:value-type="float">
            <text:p>2268.347</text:p>
          </table:table-cell>
          <table:table-cell table:number-columns-repeated="5"/>
        </table:table-row>
        <table:table-row table:style-name="ro1">
          <table:table-cell office:value-type="float" office:value="2266.232" calcext:value-type="float">
            <text:p>2266.232</text:p>
          </table:table-cell>
          <table:table-cell table:number-columns-repeated="5"/>
        </table:table-row>
        <table:table-row table:style-name="ro1">
          <table:table-cell office:value-type="float" office:value="2265.225" calcext:value-type="float">
            <text:p>2265.225</text:p>
          </table:table-cell>
          <table:table-cell table:number-columns-repeated="5"/>
        </table:table-row>
        <table:table-row table:style-name="ro1">
          <table:table-cell office:value-type="float" office:value="2265.93" calcext:value-type="float">
            <text:p>2265.93</text:p>
          </table:table-cell>
          <table:table-cell table:number-columns-repeated="5"/>
        </table:table-row>
        <table:table-row table:style-name="ro1">
          <table:table-cell office:value-type="float" office:value="2267.239" calcext:value-type="float">
            <text:p>2267.239</text:p>
          </table:table-cell>
          <table:table-cell table:number-columns-repeated="5"/>
        </table:table-row>
        <table:table-row table:style-name="ro1">
          <table:table-cell office:value-type="float" office:value="2268.146" calcext:value-type="float">
            <text:p>2268.146</text:p>
          </table:table-cell>
          <table:table-cell table:number-columns-repeated="5"/>
        </table:table-row>
        <table:table-row table:style-name="ro1">
          <table:table-cell office:value-type="float" office:value="2264.621" calcext:value-type="float">
            <text:p>2264.621</text:p>
          </table:table-cell>
          <table:table-cell table:number-columns-repeated="5"/>
        </table:table-row>
        <table:table-row table:style-name="ro1">
          <table:table-cell office:value-type="float" office:value="2265.729" calcext:value-type="float">
            <text:p>2265.729</text:p>
          </table:table-cell>
          <table:table-cell table:number-columns-repeated="5"/>
        </table:table-row>
        <table:table-row table:style-name="ro1">
          <table:table-cell office:value-type="float" office:value="2269.153" calcext:value-type="float">
            <text:p>2269.153</text:p>
          </table:table-cell>
          <table:table-cell table:number-columns-repeated="5"/>
        </table:table-row>
        <table:table-row table:style-name="ro1">
          <table:table-cell office:value-type="float" office:value="2267.239" calcext:value-type="float">
            <text:p>2267.239</text:p>
          </table:table-cell>
          <table:table-cell table:number-columns-repeated="5"/>
        </table:table-row>
        <table:table-row table:style-name="ro1">
          <table:table-cell office:value-type="float" office:value="2267.34" calcext:value-type="float">
            <text:p>2267.34</text:p>
          </table:table-cell>
          <table:table-cell table:number-columns-repeated="5"/>
        </table:table-row>
        <table:table-row table:style-name="ro1">
          <table:table-cell office:value-type="float" office:value="2268.549" calcext:value-type="float">
            <text:p>2268.549</text:p>
          </table:table-cell>
          <table:table-cell table:number-columns-repeated="5"/>
        </table:table-row>
        <table:table-row table:style-name="ro1">
          <table:table-cell office:value-type="float" office:value="2268.549" calcext:value-type="float">
            <text:p>2268.549</text:p>
          </table:table-cell>
          <table:table-cell table:number-columns-repeated="5"/>
        </table:table-row>
        <table:table-row table:style-name="ro1">
          <table:table-cell office:value-type="float" office:value="2268.851" calcext:value-type="float">
            <text:p>2268.851</text:p>
          </table:table-cell>
          <table:table-cell table:number-columns-repeated="5"/>
        </table:table-row>
        <table:table-row table:style-name="ro1">
          <table:table-cell office:value-type="float" office:value="2267.34" calcext:value-type="float">
            <text:p>2267.34</text:p>
          </table:table-cell>
          <table:table-cell table:number-columns-repeated="5"/>
        </table:table-row>
        <table:table-row table:style-name="ro1">
          <table:table-cell office:value-type="float" office:value="2270.059" calcext:value-type="float">
            <text:p>2270.059</text:p>
          </table:table-cell>
          <table:table-cell table:number-columns-repeated="5"/>
        </table:table-row>
        <table:table-row table:style-name="ro1">
          <table:table-cell office:value-type="float" office:value="2269.656" calcext:value-type="float">
            <text:p>2269.656</text:p>
          </table:table-cell>
          <table:table-cell table:number-columns-repeated="5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5"/>
        </table:table-row>
        <table:table-row table:style-name="ro1">
          <table:table-cell office:value-type="float" office:value="2267.139" calcext:value-type="float">
            <text:p>2267.139</text:p>
          </table:table-cell>
          <table:table-cell table:number-columns-repeated="5"/>
        </table:table-row>
        <table:table-row table:style-name="ro1">
          <table:table-cell office:value-type="float" office:value="2267.844" calcext:value-type="float">
            <text:p>2267.84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6:29:13.8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09T16:49:23.603000000</dc:date>
    <meta:editing-duration>PT2H48M49S</meta:editing-duration>
    <meta:editing-cycles>53</meta:editing-cycles>
    <meta:document-statistic meta:table-count="1" meta:cell-count="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5323">
                <text:p>2.035323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5323">
                <text:p>2.035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5006">
                <text:p>2.035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5006">
                <text:p>2.035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5265">
                <text:p>2.035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5265">
                <text:p>2.035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5295">
                <text:p>2.035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5295">
                <text:p>2.035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533">
                <text:p>2.03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533">
                <text:p>2.03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5221">
                <text:p>2.035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5221">
                <text:p>2.035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5416">
                <text:p>2.035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5255">
                <text:p>2.035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5295">
                <text:p>2.035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5121">
                <text:p>2.03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5153">
                <text:p>2.03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5153">
                <text:p>2.035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